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73.74pt"/>
    </style:style>
    <style:style style:name="co4" style:family="table-column">
      <style:table-column-properties fo:break-before="auto" style:column-width="525.74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123pt"/>
    </style:style>
    <style:style style:name="co7" style:family="table-column">
      <style:table-column-properties fo:break-before="auto" style:column-width="169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MPU-650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atasheet Name</text:p>
          </table:table-cell>
          <table:table-cell table:style-name="ce1" office:value-type="string" calcext:value-type="string">
            <text:p>SW Function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IO1_0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IO1_25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IO1_19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IO0_0/nRESET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IO0_1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IO1_7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_SS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TALIN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XTALOUT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_DD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IO0_20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IO1_10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PIO0_2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IO1_26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IO1_27</text:p>
          </table:table-cell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IO1_4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IO1_1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IO1_20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IO0_3</text:p>
          </table:table-cell>
          <table:table-cell table:style-name="ce2" office:value-type="string" calcext:value-type="string">
            <text:p>Read on startup to tell if USB cable is connected. </text:p>
          </table:table-cell>
          <table:table-cell table:style-name="ce3" office:value-type="string" calcext:value-type="string">
            <text:p>5.0 USB voltage divided to 2.23V is USB is connected. Otherwise reads as ~160 mV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IO0_4</text:p>
          </table:table-cell>
          <table:table-cell/>
          <table:table-cell table:style-name="ce2" office:value-type="string" calcext:value-type="string">
            <text:p>Connected to MPU-6500 I2C SCL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PIO0_5</text:p>
          </table:table-cell>
          <table:table-cell/>
          <table:table-cell table:style-name="ce2" office:value-type="string" calcext:value-type="string">
            <text:p>Connected to MPU-6500 I2C SDA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IO0_21</text:p>
          </table:table-cell>
          <table:table-cell table:style-name="ce2" office:value-type="string" calcext:value-type="string">
            <text:p>CT16B1_MAT0 - Match output 0 for 16-bit timer 1</text:p>
          </table:table-cell>
          <table:table-cell table:style-name="ce2" office:value-type="string" calcext:value-type="string">
            <text:p>Used to control Steam Button LED (LED1). Connected to R1, which is connected to LED1 Cathode.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PIO1_17</text:p>
          </table:table-cell>
          <table:table-cell table:style-name="ce2" office:value-type="string" calcext:value-type="string">
            <text:p>RXD - Receiver input for USART</text:p>
          </table:table-cell>
          <table:table-cell table:style-name="ce2" office:value-type="string" calcext:value-type="string">
            <text:p>Connected to Nordic Semiconductor nRF51822 Bluetooth Smart and 2.4GHz proprietary SoC Pin 21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PIO1_23</text:p>
          </table:table-cell>
          <table:table-cell/>
          <table:table-cell table:style-name="ce2" office:value-type="string" calcext:value-type="string">
            <text:p>Connected to accelerometer Pin 12 (INT)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USB_DM</text:p>
          </table:table-cell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USB_DP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IO1_24</text:p>
          </table:table-cell>
          <table:table-cell table:number-columns-repeated="102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PIO1_18</text:p>
          </table:table-cell>
          <table:table-cell table:style-name="ce2" office:value-type="string" calcext:value-type="string">
            <text:p>TXD - Transmitter output for USART</text:p>
          </table:table-cell>
          <table:table-cell table:style-name="ce2" office:value-type="string" calcext:value-type="string">
            <text:p>Connected to Nordic Semiconductor nRF51822 Bluetooth Smart and 2.4GHz proprietary SoC Pin 2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PIO0_6</text:p>
          </table:table-cell>
          <table:table-cell table:style-name="ce2" office:value-type="string" calcext:value-type="string">
            <text:p>not(USB_CONNECT)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PIO0_7</text:p>
          </table:table-cell>
          <table:table-cell table:number-columns-repeated="102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PIO1_28</text:p>
          </table:table-cell>
          <table:table-cell table:number-columns-repeated="102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PIO1_5</text:p>
          </table:table-cell>
          <table:table-cell table:number-columns-repeated="102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V_DD</text:p>
          </table:table-cell>
          <table:table-cell table:number-columns-repeated="102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PIO1_2</text:p>
          </table:table-cell>
          <table:table-cell table:number-columns-repeated="102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PIO1_21</text:p>
          </table:table-cell>
          <table:table-cell table:number-columns-repeated="102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PIO0_8</text:p>
          </table:table-cell>
          <table:table-cell table:number-columns-repeated="102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PIO0_9</text:p>
          </table:table-cell>
          <table:table-cell table:number-columns-repeated="102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WCLK/PIO0_10</text:p>
          </table:table-cell>
          <table:table-cell table:number-columns-repeated="102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PIO1_8</text:p>
          </table:table-cell>
          <table:table-cell table:number-columns-repeated="102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PIO0_22</text:p>
          </table:table-cell>
          <table:table-cell table:number-columns-repeated="102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PIO1_29</text:p>
          </table:table-cell>
          <table:table-cell table:number-columns-repeated="102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TDI/PIO0_11</text:p>
          </table:table-cell>
          <table:table-cell table:number-columns-repeated="102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PIO1_11</text:p>
          </table:table-cell>
          <table:table-cell table:number-columns-repeated="102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TMS/PIO0_12</text:p>
          </table:table-cell>
          <table:table-cell table:number-columns-repeated="102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TDO/PIO0_13</text:p>
          </table:table-cell>
          <table:table-cell table:number-columns-repeated="102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nTRST/PIO0_14</text:p>
          </table:table-cell>
          <table:table-cell table:number-columns-repeated="102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PIO1_13</text:p>
          </table:table-cell>
          <table:table-cell table:number-columns-repeated="102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_DD</text:p>
          </table:table-cell>
          <table:table-cell table:number-columns-repeated="102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PIO1_14</text:p>
          </table:table-cell>
          <table:table-cell table:number-columns-repeated="102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PIO1_3</text:p>
          </table:table-cell>
          <table:table-cell table:number-columns-repeated="102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PIO1_22</text:p>
          </table:table-cell>
          <table:table-cell table:number-columns-repeated="102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WDIO/PIO0_15</text:p>
          </table:table-cell>
          <table:table-cell table:number-columns-repeated="102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PIO0_16</text:p>
          </table:table-cell>
          <table:table-cell table:number-columns-repeated="102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V_SS</text:p>
          </table:table-cell>
          <table:table-cell table:number-columns-repeated="102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PIO1_9</text:p>
          </table:table-cell>
          <table:table-cell table:number-columns-repeated="102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PIO0_23</text:p>
          </table:table-cell>
          <table:table-cell table:number-columns-repeated="102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PIO1_15</text:p>
          </table:table-cell>
          <table:table-cell table:number-columns-repeated="102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V_DD</text:p>
          </table:table-cell>
          <table:table-cell table:number-columns-repeated="102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PIO1_12</text:p>
          </table:table-cell>
          <table:table-cell table:number-columns-repeated="102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PIO0_17</text:p>
          </table:table-cell>
          <table:table-cell table:number-columns-repeated="102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PIO0_18</text:p>
          </table:table-cell>
          <table:table-cell table:number-columns-repeated="102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PIO0_19</text:p>
          </table:table-cell>
          <table:table-cell table:number-columns-repeated="102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PIO1_16</text:p>
          </table:table-cell>
          <table:table-cell table:number-columns-repeated="102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PIO1_6</text:p>
          </table:table-cell>
          <table:table-cell table:number-columns-repeated="1022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PU-6500" table:style-name="ta2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atasheet Name</text:p>
          </table:table-cell>
          <table:table-cell table:style-name="ce1" office:value-type="string" calcext:value-type="string">
            <text:p>HW Connection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UX_CL</text:p>
          </table:table-cell>
          <table:table-cell table:style-name="ce2" office:value-type="string" calcext:value-type="string">
            <text:p>NC?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DO/AD0</text:p>
          </table:table-cell>
          <table:table-cell table:style-name="ce2" office:value-type="string" calcext:value-type="string">
            <text:p>VDDIO</text:p>
          </table:table-cell>
          <table:table-cell table:style-name="ce2" office:value-type="string" calcext:value-type="string">
            <text:p>I2C Slave Address is b1101001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EGOUT</text:p>
          </table:table-cell>
          <table:table-cell table:style-name="ce2" office:value-type="string" calcext:value-type="string">
            <text:p>C36 to GND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FSYNC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in 24 on LPC11U37F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DD</text:p>
          </table:table-cell>
          <table:table-cell table:style-name="ce2" office:value-type="string" calcext:value-type="string">
            <text:p>VDDIO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ESV</text:p>
          </table:table-cell>
          <table:table-cell table:style-name="ce2" office:value-type="string" calcext:value-type="string">
            <text:p>GND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ESV</text:p>
          </table:table-cell>
          <table:table-cell table:style-name="ce2" office:value-type="string" calcext:value-type="string">
            <text:p>NC?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UX_DA</text:p>
          </table:table-cell>
          <table:table-cell table:style-name="ce2" office:value-type="string" calcext:value-type="string">
            <text:p>NC?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CS</text:p>
          </table:table-cell>
          <table:table-cell table:style-name="ce2" office:value-type="string" calcext:value-type="string">
            <text:p>VDDIO</text:p>
          </table:table-cell>
          <table:table-cell table:style-name="ce2" office:value-type="string" calcext:value-type="string">
            <text:p>I2C Operation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CL/SCLK</text:p>
          </table:table-cell>
          <table:table-cell table:style-name="ce2" office:value-type="string" calcext:value-type="string">
            <text:p>Pin 20 on LPC11U37F</text:p>
          </table:table-cell>
          <table:table-cell table:style-name="ce2" office:value-type="string" calcext:value-type="string">
            <text:p>I2C SCL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A/SDI</text:p>
          </table:table-cell>
          <table:table-cell table:style-name="ce2" office:value-type="string" calcext:value-type="string">
            <text:p>Pin 21 on LPC11U37F</text:p>
          </table:table-cell>
          <table:table-cell table:style-name="ce2" office:value-type="string" calcext:value-type="string">
            <text:p>I2C SDA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PU-6500" style:display-name="PageStyle_MPU-65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23" meta:object-count="0"/>
    <meta:generator>LibreOfficeDev/5.1.0.3$Linux_X86_64 LibreOffice_project/</meta:generator>
  </office:meta>
</office:document-meta>
</file>